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4827in" svg:height="5.7622in" svg:x="6.7496in" svg:y="0.0626in">
            <draw:object draw:notify-on-update-of-ranges="Sheet1.B1:Sheet1.B1 Sheet1.B2:Sheet1.B151 Sheet1.A2:Sheet1.A1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</text:p>
          </table:table-cell>
          <table:table-cell table:number-columns-repeated="2"/>
        </table:table-row>
        <table:table-row table:style-name="ro1">
          <table:table-cell office:value-type="float" office:value="36763361966220" calcext:value-type="float">
            <text:p>36763361966220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6764320824480" calcext:value-type="float">
            <text:p>36764320824480</text:p>
          </table:table-cell>
          <table:table-cell office:value-type="float" office:value="140" calcext:value-type="float">
            <text:p>140</text:p>
          </table:table-cell>
          <table:table-cell office:value-type="float" office:value="740791" calcext:value-type="float">
            <text:p>740791</text:p>
          </table:table-cell>
          <table:table-cell table:number-columns-repeated="2"/>
        </table:table-row>
        <table:table-row table:style-name="ro1">
          <table:table-cell office:value-type="float" office:value="36764320843254" calcext:value-type="float">
            <text:p>36764320843254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66239825688" calcext:value-type="float">
            <text:p>36766239825688</text:p>
          </table:table-cell>
          <table:table-cell office:value-type="float" office:value="108" calcext:value-type="float">
            <text:p>108</text:p>
          </table:table-cell>
          <table:table-cell office:value-type="float" office:value="1496275" calcext:value-type="float">
            <text:p>1496275</text:p>
          </table:table-cell>
          <table:table-cell table:number-columns-repeated="2"/>
        </table:table-row>
        <table:table-row table:style-name="ro1">
          <table:table-cell office:value-type="float" office:value="36766239845012" calcext:value-type="float">
            <text:p>36766239845012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67200038044" calcext:value-type="float">
            <text:p>36767200038044</text:p>
          </table:table-cell>
          <table:table-cell office:value-type="float" office:value="138" calcext:value-type="float">
            <text:p>138</text:p>
          </table:table-cell>
          <table:table-cell office:value-type="float" office:value="750246" calcext:value-type="float">
            <text:p>750246</text:p>
          </table:table-cell>
          <table:table-cell table:number-columns-repeated="2"/>
        </table:table-row>
        <table:table-row table:style-name="ro1">
          <table:table-cell office:value-type="float" office:value="36769119014954" calcext:value-type="float">
            <text:p>36769119014954</text:p>
          </table:table-cell>
          <table:table-cell office:value-type="float" office:value="156" calcext:value-type="float">
            <text:p>156</text:p>
          </table:table-cell>
          <table:table-cell office:value-type="float" office:value="1493960" calcext:value-type="float">
            <text:p>1493960</text:p>
          </table:table-cell>
          <table:table-cell table:number-columns-repeated="2"/>
        </table:table-row>
        <table:table-row table:style-name="ro1">
          <table:table-cell office:value-type="float" office:value="36769119035074" calcext:value-type="float">
            <text:p>36769119035074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70079169798" calcext:value-type="float">
            <text:p>36770079169798</text:p>
          </table:table-cell>
          <table:table-cell office:value-type="float" office:value="108" calcext:value-type="float">
            <text:p>108</text:p>
          </table:table-cell>
          <table:table-cell office:value-type="float" office:value="753659" calcext:value-type="float">
            <text:p>753659</text:p>
          </table:table-cell>
          <table:table-cell table:number-columns-repeated="2"/>
        </table:table-row>
        <table:table-row table:style-name="ro1">
          <table:table-cell office:value-type="float" office:value="36771998027304" calcext:value-type="float">
            <text:p>36771998027304</text:p>
          </table:table-cell>
          <table:table-cell office:value-type="float" office:value="110" calcext:value-type="float">
            <text:p>110</text:p>
          </table:table-cell>
          <table:table-cell office:value-type="float" office:value="1509649" calcext:value-type="float">
            <text:p>1509649</text:p>
          </table:table-cell>
          <table:table-cell table:number-columns-repeated="2"/>
        </table:table-row>
        <table:table-row table:style-name="ro1">
          <table:table-cell office:value-type="float" office:value="36771998045564" calcext:value-type="float">
            <text:p>36771998045564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772958110608" calcext:value-type="float">
            <text:p>36772958110608</text:p>
          </table:table-cell>
          <table:table-cell office:value-type="float" office:value="108" calcext:value-type="float">
            <text:p>108</text:p>
          </table:table-cell>
          <table:table-cell office:value-type="float" office:value="753440" calcext:value-type="float">
            <text:p>753440</text:p>
          </table:table-cell>
          <table:table-cell table:number-columns-repeated="2"/>
        </table:table-row>
        <table:table-row table:style-name="ro1">
          <table:table-cell office:value-type="float" office:value="36772958128076" calcext:value-type="float">
            <text:p>3677295812807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6773580203922" calcext:value-type="float">
            <text:p>36773580203922</text:p>
          </table:table-cell>
          <table:table-cell office:value-type="float" office:value="117" calcext:value-type="float">
            <text:p>117</text:p>
          </table:table-cell>
          <table:table-cell office:value-type="float" office:value="488761" calcext:value-type="float">
            <text:p>488761</text:p>
          </table:table-cell>
          <table:table-cell table:number-columns-repeated="2"/>
        </table:table-row>
        <table:table-row table:style-name="ro1">
          <table:table-cell office:value-type="float" office:value="36773581512690" calcext:value-type="float">
            <text:p>36773581512690</text:p>
          </table:table-cell>
          <table:table-cell office:value-type="float" office:value="120" calcext:value-type="float">
            <text:p>120</text:p>
          </table:table-cell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float" office:value="36776002881306" calcext:value-type="float">
            <text:p>36776002881306</text:p>
          </table:table-cell>
          <table:table-cell office:value-type="float" office:value="120" calcext:value-type="float">
            <text:p>120</text:p>
          </table:table-cell>
          <table:table-cell office:value-type="float" office:value="1901460" calcext:value-type="float">
            <text:p>1901460</text:p>
          </table:table-cell>
          <table:table-cell table:number-columns-repeated="2"/>
        </table:table-row>
        <table:table-row table:style-name="ro1">
          <table:table-cell office:value-type="float" office:value="36776002913487" calcext:value-type="float">
            <text:p>36776002913487</text:p>
          </table:table-cell>
          <table:table-cell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6776003606313" calcext:value-type="float">
            <text:p>36776003606313</text:p>
          </table:table-cell>
          <table:table-cell office:value-type="float" office:value="120" calcext:value-type="float">
            <text:p>120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office:value-type="float" office:value="36776003623893" calcext:value-type="float">
            <text:p>3677600362389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6777839244042" calcext:value-type="float">
            <text:p>36777839244042</text:p>
          </table:table-cell>
          <table:table-cell office:value-type="float" office:value="138" calcext:value-type="float">
            <text:p>138</text:p>
          </table:table-cell>
          <table:table-cell office:value-type="float" office:value="1438646" calcext:value-type="float">
            <text:p>1438646</text:p>
          </table:table-cell>
          <table:table-cell table:number-columns-repeated="2"/>
        </table:table-row>
        <table:table-row table:style-name="ro1">
          <table:table-cell office:value-type="float" office:value="36777839945566" calcext:value-type="float">
            <text:p>36777839945566</text:p>
          </table:table-cell>
          <table:table-cell office:value-type="float" office:value="110" calcext:value-type="float">
            <text:p>110</text:p>
          </table:table-cell>
          <table:table-cell office:value-type="float" office:value="535" calcext:value-type="float">
            <text:p>535</text:p>
          </table:table-cell>
          <table:table-cell table:number-columns-repeated="2"/>
        </table:table-row>
        <table:table-row table:style-name="ro1">
          <table:table-cell office:value-type="float" office:value="36777839961446" calcext:value-type="float">
            <text:p>36777839961446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6779784308049" calcext:value-type="float">
            <text:p>36779784308049</text:p>
          </table:table-cell>
          <table:table-cell office:value-type="float" office:value="120" calcext:value-type="float">
            <text:p>120</text:p>
          </table:table-cell>
          <table:table-cell office:value-type="float" office:value="1529238" calcext:value-type="float">
            <text:p>1529238</text:p>
          </table:table-cell>
          <table:table-cell table:number-columns-repeated="2"/>
        </table:table-row>
        <table:table-row table:style-name="ro1">
          <table:table-cell office:value-type="float" office:value="36779785063530" calcext:value-type="float">
            <text:p>36779785063530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36779785081371" calcext:value-type="float">
            <text:p>36779785081371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36782130067102" calcext:value-type="float">
            <text:p>36782130067102</text:p>
          </table:table-cell>
          <table:table-cell office:value-type="float" office:value="140" calcext:value-type="float">
            <text:p>140</text:p>
          </table:table-cell>
          <table:table-cell office:value-type="float" office:value="1838972" calcext:value-type="float">
            <text:p>1838972</text:p>
          </table:table-cell>
          <table:table-cell table:number-columns-repeated="2"/>
        </table:table-row>
        <table:table-row table:style-name="ro1">
          <table:table-cell office:value-type="float" office:value="36782130097382" calcext:value-type="float">
            <text:p>36782130097382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6782130847994" calcext:value-type="float">
            <text:p>36782130847994</text:p>
          </table:table-cell>
          <table:table-cell office:value-type="float" office:value="110" calcext:value-type="float">
            <text:p>110</text:p>
          </table:table-cell>
          <table:table-cell office:value-type="float" office:value="528" calcext:value-type="float">
            <text:p>528</text:p>
          </table:table-cell>
          <table:table-cell table:number-columns-repeated="2"/>
        </table:table-row>
        <table:table-row table:style-name="ro1">
          <table:table-cell office:value-type="float" office:value="36785006671072" calcext:value-type="float">
            <text:p>36785006671072</text:p>
          </table:table-cell>
          <table:table-cell office:value-type="float" office:value="108" calcext:value-type="float">
            <text:p>108</text:p>
          </table:table-cell>
          <table:table-cell office:value-type="float" office:value="2254091" calcext:value-type="float">
            <text:p>2254091</text:p>
          </table:table-cell>
          <table:table-cell table:number-columns-repeated="2"/>
        </table:table-row>
        <table:table-row table:style-name="ro1">
          <table:table-cell office:value-type="float" office:value="36785006690780" calcext:value-type="float">
            <text:p>3678500669078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785966765730" calcext:value-type="float">
            <text:p>36785966765730</text:p>
          </table:table-cell>
          <table:table-cell office:value-type="float" office:value="110" calcext:value-type="float">
            <text:p>110</text:p>
          </table:table-cell>
          <table:table-cell office:value-type="float" office:value="757930" calcext:value-type="float">
            <text:p>757930</text:p>
          </table:table-cell>
          <table:table-cell table:number-columns-repeated="2"/>
        </table:table-row>
        <table:table-row table:style-name="ro1">
          <table:table-cell office:value-type="float" office:value="36785966783690" calcext:value-type="float">
            <text:p>36785966783690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87885728568" calcext:value-type="float">
            <text:p>36787885728568</text:p>
          </table:table-cell>
          <table:table-cell office:value-type="float" office:value="138" calcext:value-type="float">
            <text:p>138</text:p>
          </table:table-cell>
          <table:table-cell office:value-type="float" office:value="1514561" calcext:value-type="float">
            <text:p>1514561</text:p>
          </table:table-cell>
          <table:table-cell table:number-columns-repeated="2"/>
        </table:table-row>
        <table:table-row table:style-name="ro1">
          <table:table-cell office:value-type="float" office:value="36787885747770" calcext:value-type="float">
            <text:p>36787885747770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6788845809470" calcext:value-type="float">
            <text:p>36788845809470</text:p>
          </table:table-cell>
          <table:table-cell office:value-type="float" office:value="108" calcext:value-type="float">
            <text:p>108</text:p>
          </table:table-cell>
          <table:table-cell office:value-type="float" office:value="759017" calcext:value-type="float">
            <text:p>759017</text:p>
          </table:table-cell>
          <table:table-cell table:number-columns-repeated="2"/>
        </table:table-row>
        <table:table-row table:style-name="ro1">
          <table:table-cell office:value-type="float" office:value="36788845827648" calcext:value-type="float">
            <text:p>36788845827648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90764703618" calcext:value-type="float">
            <text:p>36790764703618</text:p>
          </table:table-cell>
          <table:table-cell office:value-type="float" office:value="110" calcext:value-type="float">
            <text:p>110</text:p>
          </table:table-cell>
          <table:table-cell office:value-type="float" office:value="1510462" calcext:value-type="float">
            <text:p>1510462</text:p>
          </table:table-cell>
          <table:table-cell table:number-columns-repeated="2"/>
        </table:table-row>
        <table:table-row table:style-name="ro1">
          <table:table-cell office:value-type="float" office:value="36790764723796" calcext:value-type="float">
            <text:p>36790764723796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91724760864" calcext:value-type="float">
            <text:p>36791724760864</text:p>
          </table:table-cell>
          <table:table-cell office:value-type="float" office:value="108" calcext:value-type="float">
            <text:p>108</text:p>
          </table:table-cell>
          <table:table-cell office:value-type="float" office:value="753556" calcext:value-type="float">
            <text:p>753556</text:p>
          </table:table-cell>
          <table:table-cell table:number-columns-repeated="2"/>
        </table:table-row>
        <table:table-row table:style-name="ro1">
          <table:table-cell office:value-type="float" office:value="36791724778248" calcext:value-type="float">
            <text:p>36791724778248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93643554998" calcext:value-type="float">
            <text:p>36793643554998</text:p>
          </table:table-cell>
          <table:table-cell office:value-type="float" office:value="108" calcext:value-type="float">
            <text:p>108</text:p>
          </table:table-cell>
          <table:table-cell office:value-type="float" office:value="1504685" calcext:value-type="float">
            <text:p>1504685</text:p>
          </table:table-cell>
          <table:table-cell table:number-columns-repeated="2"/>
        </table:table-row>
        <table:table-row table:style-name="ro1">
          <table:table-cell office:value-type="float" office:value="36794603644640" calcext:value-type="float">
            <text:p>36794603644640</text:p>
          </table:table-cell>
          <table:table-cell office:value-type="float" office:value="110" calcext:value-type="float">
            <text:p>110</text:p>
          </table:table-cell>
          <table:table-cell office:value-type="float" office:value="753771" calcext:value-type="float">
            <text:p>753771</text:p>
          </table:table-cell>
          <table:table-cell table:number-columns-repeated="2"/>
        </table:table-row>
        <table:table-row table:style-name="ro1">
          <table:table-cell office:value-type="float" office:value="36794603662528" calcext:value-type="float">
            <text:p>367946036625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96522821454" calcext:value-type="float">
            <text:p>36796522821454</text:p>
          </table:table-cell>
          <table:table-cell office:value-type="float" office:value="108" calcext:value-type="float">
            <text:p>108</text:p>
          </table:table-cell>
          <table:table-cell office:value-type="float" office:value="1507444" calcext:value-type="float">
            <text:p>1507444</text:p>
          </table:table-cell>
          <table:table-cell table:number-columns-repeated="2"/>
        </table:table-row>
        <table:table-row table:style-name="ro1">
          <table:table-cell office:value-type="float" office:value="36796522840174" calcext:value-type="float">
            <text:p>36796522840174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6797483073724" calcext:value-type="float">
            <text:p>36797483073724</text:p>
          </table:table-cell>
          <table:table-cell office:value-type="float" office:value="114" calcext:value-type="float">
            <text:p>114</text:p>
          </table:table-cell>
          <table:table-cell office:value-type="float" office:value="749879" calcext:value-type="float">
            <text:p>749879</text:p>
          </table:table-cell>
          <table:table-cell table:number-columns-repeated="2"/>
        </table:table-row>
        <table:table-row table:style-name="ro1">
          <table:table-cell office:value-type="float" office:value="36797483093364" calcext:value-type="float">
            <text:p>36797483093364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00:31:04.296245893</dc:date>
    <meta:document-statistic meta:table-count="1" meta:cell-count="14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707cm" svg:height="14.637cm" xlink:href=".." xlink:type="simple" chart:class="chart:scatter" chart:style-name="ch1">
        <chart:legend chart:legend-position="end" svg:x="28.643cm" svg:y="7.019cm" style:legend-expansion="high" chart:style-name="ch2"/>
        <chart:plot-area chart:style-name="ch3" table:cell-range-address="Sheet1.A2:Sheet1.B151 Sheet1.B1:Sheet1.B1" chart:data-source-has-labels="row" svg:x="0.634cm" svg:y="0.292cm" svg:width="27.375cm" svg:height="14.053cm">
          <chartooo:coordinate-region svg:x="1.931cm" svg:y="0.491cm" svg:width="24.78cm" svg:height="13.2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1" chart:label-cell-address="Sheet1.B1:Sheet1.B1" chart:class="chart:scatter">
            <chart:domain table:cell-range-address="Sheet1.A2:Sheet1.A151"/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63361966220">
                <text:p>36763361966220</text:p>
                <draw:g>
                  <svg:desc>Sheet1.A2:Sheet1.A151</svg:desc>
                </draw:g>
              </table:table-cell>
              <table:table-cell office:value-type="float" office:value="108">
                <text:p>108</text:p>
                <draw:g>
                  <svg:desc>Sheet1.B2:Sheet1.B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764320824480">
                <text:p>367643208244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764320843254">
                <text:p>367643208432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66239825688">
                <text:p>367662398256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766239845012">
                <text:p>367662398450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767200038044">
                <text:p>3676720003804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769119014954">
                <text:p>367691190149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69119035074">
                <text:p>367691190350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770079169798">
                <text:p>367700791697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771998027304">
                <text:p>367719980273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771998045564">
                <text:p>367719980455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772958110608">
                <text:p>367729581106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772958128076">
                <text:p>367729581280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773580203922">
                <text:p>3677358020392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773581512690">
                <text:p>367735815126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76002881306">
                <text:p>367760028813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776002913487">
                <text:p>367760029134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776003606313">
                <text:p>367760036063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776003623893">
                <text:p>367760036238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777839244042">
                <text:p>367778392440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777839945566">
                <text:p>3677783994556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777839961446">
                <text:p>3677783996144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79784308049">
                <text:p>367797843080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779785063530">
                <text:p>367797850635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79785081371">
                <text:p>3677978508137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82130067102">
                <text:p>3678213006710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82130097382">
                <text:p>3678213009738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82130847994">
                <text:p>367821308479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785006671072">
                <text:p>367850066710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785006690780">
                <text:p>367850066907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785966765730">
                <text:p>367859667657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85966783690">
                <text:p>367859667836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87885728568">
                <text:p>367878857285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787885747770">
                <text:p>367878857477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788845809470">
                <text:p>367888458094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788845827648">
                <text:p>367888458276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790764703618">
                <text:p>367907647036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790764723796">
                <text:p>367907647237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791724760864">
                <text:p>367917247608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91724778248">
                <text:p>367917247782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793643554998">
                <text:p>367936435549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794603644640">
                <text:p>367946036446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94603662528">
                <text:p>367946036625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96522821454">
                <text:p>3679652282145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796522840174">
                <text:p>367965228401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797483073724">
                <text:p>367974830737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797483093364">
                <text:p>367974830933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